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b36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line-break/><text:line-break/>@startuml<text:line-break/>interface Notification {<text:line-break/> <text:s/>+ sendNotification(message: String): void<text:line-break/>}<text:line-break/><text:line-break/>class NotificationService {<text:line-break/> <text:s/>+ sendNotification(message: String): void<text:line-break/>}<text:line-break/><text:line-break/><text:line-break/>class User {<text:line-break/> <text:s/>+ id: UUID<text:line-break/> <text:s/>+ location : Location<text:line-break/> <text:s/>+ name: String<text:line-break/> <text:s/>+ email: String<text:line-break/> <text:s/>+ profilePhoto: Photo<text:line-break/> <text:s/>+ participateInWalk(walk: Walk): void<text:line-break/> <text:s/>+ orderPhotoAlbum(selectedPhotos: List&lt;Photo&gt;): PhotoAlbum<text:line-break/> <text:s/>+ getParticipatedWalks(): List&lt;Walk&gt;<text:line-break/> <text:s/>+ createdAds: List&lt;Ads&gt;<text:line-break/> <text:s/>+ askNotifications(walk: Walk) : void<text:line-break/>}<text:line-break/><text:line-break/>class Ad { <text:line-break/>+ id: UUID<text:line-break/>+ createdAt : Date<text:line-break/>+ updatedAt : Date<text:line-break/>+ title: String<text:line-break/>+ description: String<text:line-break/>+ location : &lt;Location&gt;<text:line-break/>+ creator: &lt;User&gt;<text:line-break/>+ mainPhoto: &lt;Photo&gt;<text:line-break/>+ type : String<text:line-break/>+ feedback : List&lt;Feedback&gt;<text:line-break/>} <text:line-break/><text:line-break/>class Location {<text:line-break/> <text:s/>+ id: UUID<text:line-break/> <text:s/>+ name: String<text:line-break/> <text:s/>+ address: String<text:line-break/> <text:s/>+ latitude: float<text:line-break/> <text:s/>+ longitude: float<text:line-break/>}<text:line-break/><text:line-break/>class Walk {<text:line-break/> <text:s/>+ id: UUID<text:line-break/> <text:s/>+ Ad: Ad<text:line-break/> <text:s/>+ date: Date<text:line-break/> <text:s/>+ participants: List&lt;User&gt;<text:line-break/><text:soft-page-break/> <text:s/>+ chat: Chat<text:line-break/> <text:s/>+ maxParticipants: int<text:line-break/> <text:s/>+ addParticipant(user: User): void<text:line-break/> <text:s/>+ isFull(): boolean<text:line-break/>}<text:line-break/><text:line-break/>class Gallery {<text:line-break/> <text:s/>+ id: UUID<text:line-break/> <text:s/>+ photos: List&lt;Photo&gt;<text:line-break/> <text:s/>+ addPhoto(photo: Photo): void<text:line-break/>}<text:line-break/><text:line-break/>class Photo {<text:line-break/> <text:s/>+ id: UUID<text:line-break/> <text:s/>+ url: String<text:line-break/> <text:s/>+ description: String<text:line-break/>}<text:line-break/><text:line-break/>class Feedback {<text:line-break/> <text:s/>+ id: UUID<text:line-break/> <text:s/>+ text: String<text:line-break/> <text:s/>+ gallery: Gallery<text:line-break/> <text:s/>+ user: User<text:line-break/> <text:s/>+ addPhoto(photo: Photo): void<text:line-break/>}<text:line-break/><text:line-break/>class Chat {<text:line-break/> <text:s/>+ id: UUID<text:line-break/> <text:s/>+ messages: List&lt;Message&gt;<text:line-break/> <text:s/>+ addMessage(message: Message): void<text:line-break/>}<text:line-break/><text:line-break/>class Message {<text:line-break/> <text:s/>+ id: UUID<text:line-break/> <text:s/>+ sender: &lt;User&gt;<text:line-break/> <text:s/>+ content: String<text:line-break/> <text:s/>+ timestamp: DateTime<text:line-break/>}<text:line-break/><text:line-break/>class PhotoAlbum {<text:line-break/> <text:s/>+ id: UUID<text:line-break/> <text:s/>+ user: User<text:line-break/> <text:s/>+ selectedPhotos: List&lt;Photo&gt;<text:line-break/> <text:s/>+ generateAlbum(): void<text:line-break/>}<text:line-break/><text:line-break/>Walk --&gt; Ad : has<text:line-break/>Ad --&gt; Location : located at<text:line-break/>' Notification is triggered whenever Walk is updated<text:line-break/>Walk --&gt; NotificationService : triggers notification on update<text:line-break/>Chat --&gt; NotificationService : triggers notification when new message<text:line-break/>Feedback --&gt; NotificationService : triggers notification when new feedback<text:line-break/><text:soft-page-break/>NotificationService --&gt; Notification : implements<text:line-break/>Notification --&gt; User : sent to<text:line-break/>User --&gt; Walk : participates in<text:line-break/>User --&gt; Ad : creates<text:line-break/>User --&gt; Photo : has profile<text:line-break/>User --&gt; Location : resides at<text:line-break/>Feedback --&gt; Gallery : contains<text:line-break/>Gallery --&gt; Photo : has<text:line-break/>Walk --&gt; Photo : has<text:line-break/>Walk --&gt; Chat : associated with<text:line-break/>Ad --&gt; Feedback : receives<text:line-break/>Feedback --&gt; User : posted by<text:line-break/>Chat --&gt; Message : contains<text:line-break/>Message --&gt; User : sender<text:line-break/>PhotoAlbum --&gt; Photo : includes<text:line-break/>User --&gt; PhotoAlbum : can order<text:line-break/>Walk --&gt; User : has participants<text:line-break/>@endum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24T09:54:33.207000000</meta:creation-date>
    <dc:date>2025-02-01T12:28:47.393000000</dc:date>
    <meta:editing-duration>PT3M17S</meta:editing-duration>
    <meta:editing-cycles>3</meta:editing-cycles>
    <meta:generator>LibreOffice/7.2.0.4$Windows_x86 LibreOffice_project/9a9c6381e3f7a62afc1329bd359cc48accb6435b</meta:generator>
    <meta:document-statistic meta:table-count="0" meta:image-count="0" meta:object-count="0" meta:page-count="3" meta:paragraph-count="1" meta:word-count="397" meta:character-count="2388" meta:non-whitespace-character-count="1902"/>
  </office:meta>
</office:document-meta>
</file>